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00cc00" draw:textarea-vertical-align="middle"/>
    </style:style>
    <style:style style:name="gr7" style:family="graphic" style:parent-style-name="standard">
      <style:graphic-properties svg:stroke-color="#000000" draw:fill-color="#ff3333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fo:min-height="1.425cm"/>
    </style:style>
    <style:style style:name="gr10" style:family="graphic" style:parent-style-name="standard">
      <style:graphic-properties draw:stroke="none" svg:stroke-color="#000000" draw:fill="none" draw:fill-color="#ffffff" fo:min-height="1.05cm"/>
    </style:style>
    <style:style style:name="gr11" style:family="graphic" style:parent-style-name="standard">
      <style:graphic-properties draw:stroke="none" svg:stroke-color="#000000" draw:fill="none" draw:fill-color="#ffffff" fo:min-height="0.95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3.561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fill-color="#00cc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212cm" svg:stroke-color="#00cc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draw:stroke="solid"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draw:stroke="solid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7.6cm" svg:height="17.7cm" svg:x="1.7cm" svg:y="6.9cm">
          <text:p/>
        </draw:rect>
        <draw:custom-shape draw:style-name="gr2" draw:text-style-name="P1" draw:layer="layout" svg:width="16.3cm" svg:height="16.3cm" svg:x="2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8cm" svg:x2="10.5cm" svg:y2="16.4cm">
          <text:p/>
        </draw:line>
        <draw:custom-shape draw:style-name="gr4" draw:text-style-name="P1" draw:layer="layout" svg:width="2.1cm" svg:height="2.1cm" svg:x="13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7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1cm" svg:height="2.1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6" draw:text-style-name="P1" draw:layer="layout" svg:width="3.099cm" svg:height="3.499cm" svg:x="12.8cm" svg:y="8.9cm" svg:viewBox="0 0 3100 3500" draw:points="0,0 1400,400 2200,1200 3100,2600 3000,3500 1800,3000 1300,1600 100,800">
          <text:p/>
        </draw:polygon>
        <draw:polygon draw:style-name="gr6" draw:text-style-name="P1" draw:layer="layout" svg:width="5.299cm" svg:height="6.799cm" svg:x="11cm" svg:y="15.1cm" svg:viewBox="0 0 5300 6800" draw:points="4800,0 4700,0 5000,200 5300,800 4500,1900 3200,2800 2000,3500 1500,4800 1100,6500 400,6800 0,4800 700,3100 2000,2100 3400,1500 4100,300">
          <text:p/>
        </draw:polygon>
        <draw:polygon draw:style-name="gr7" draw:text-style-name="P1" draw:layer="layout" svg:width="1.299cm" svg:height="1.399cm" svg:x="6.1cm" svg:y="20.6cm" svg:viewBox="0 0 1300 1400" draw:points="500,0 700,0 1200,400 1300,800 700,1400 0,900 0,400 0,300">
          <text:p/>
        </draw:polygon>
        <draw:polygon draw:style-name="gr7" draw:text-style-name="P1" draw:layer="layout" svg:width="1.099cm" svg:height="1.199cm" svg:x="4cm" svg:y="15.3cm" svg:viewBox="0 0 1100 1200" draw:points="300,200 800,0 1100,0 1100,300 1000,900 600,1200 200,1200 0,500">
          <text:p/>
        </draw:polygon>
        <draw:frame draw:style-name="gr8" draw:text-style-name="P2" draw:layer="layout" svg:width="4.4cm" svg:height="3.099cm" svg:x="13.2cm" svg:y="21.001cm">
          <draw:text-box>
            <text:p text:style-name="P2">EP1 - Oak</text:p>
          </draw:text-box>
        </draw:frame>
        <draw:frame draw:style-name="gr9" draw:text-style-name="P2" draw:layer="layout" svg:width="4.7cm" svg:height="1.675cm" svg:x="6.5cm" svg:y="11.3cm">
          <draw:text-box>
            <text:p text:style-name="P2">EP2 - Beech</text:p>
          </draw:text-box>
        </draw:frame>
        <draw:frame draw:style-name="gr10" draw:text-style-name="P2" draw:layer="layout" svg:width="3.3cm" svg:height="1.3cm" svg:x="14.8cm" svg:y="13.2cm">
          <draw:text-box>
            <text:p text:style-name="P2">DW</text:p>
          </draw:text-box>
        </draw:frame>
        <draw:frame draw:style-name="gr11" draw:layer="layout" svg:width="0.1cm" svg:height="1.204cm" svg:x="25cm" svg:y="9.8cm">
          <draw:text-box>
            <text:p/>
          </draw:text-box>
        </draw:frame>
        <draw:frame draw:style-name="gr10" draw:text-style-name="P2" draw:layer="layout" svg:width="3cm" svg:height="1.3cm" svg:x="5.5cm" svg:y="17.8cm">
          <draw:text-box>
            <text:p text:style-name="P2">SL</text:p>
          </draw:text-box>
        </draw:frame>
        <draw:frame draw:style-name="gr8" draw:text-style-name="P2" draw:layer="layout" svg:width="2.8cm" svg:height="3.099cm" svg:x="10.5cm" svg:y="15.7cm">
          <draw:text-box>
            <text:p text:style-name="P2">r=5m</text:p>
          </draw:text-box>
        </draw:frame>
        <draw:line draw:style-name="gr12" draw:text-style-name="P1" draw:layer="layout" svg:x1="15.5cm" svg:y1="13.1cm" svg:x2="14.8cm" svg:y2="11cm">
          <text:p/>
        </draw:line>
        <draw:line draw:style-name="gr12" draw:text-style-name="P1" draw:layer="layout" svg:x1="15.6cm" svg:y1="14.2cm" svg:x2="15.2cm" svg:y2="16.6cm">
          <text:p/>
        </draw:line>
        <draw:line draw:style-name="gr12" draw:text-style-name="P1" draw:layer="layout" svg:x1="5.5cm" svg:y1="17.7cm" svg:x2="4.5cm" svg:y2="16cm">
          <text:p/>
        </draw:line>
        <draw:line draw:style-name="gr12" draw:text-style-name="P1" draw:layer="layout" svg:x1="6.2cm" svg:y1="19cm" svg:x2="6.5cm" svg:y2="21.3cm">
          <text:p/>
        </draw:line>
        <draw:frame draw:style-name="gr13" draw:text-style-name="P2" draw:layer="layout" svg:width="6.9cm" svg:height="3.811cm" svg:x="16.4cm" svg:y="22.989cm">
          <draw:text-box>
            <text:p text:style-name="P2">Mainplot</text:p>
          </draw:text-box>
        </draw:frame>
        <draw:line draw:style-name="gr12" draw:text-style-name="P1" draw:layer="layout" svg:x1="16.4cm" svg:y1="23.4cm" svg:x2="15.5cm" svg:y2="22.8cm">
          <text:p/>
        </draw:line>
      </draw:page>
      <draw:page draw:name="page2" draw:style-name="dp1" draw:master-page-name="Standard">
        <draw:custom-shape draw:style-name="gr14" draw:text-style-name="P3" draw:layer="layout" svg:width="6cm" svg:height="3.5cm" svg:x="7.5cm" svg:y="1.6cm">
          <text:p text:style-name="P3">Fieldwork</text:p>
          <text:p text:style-name="P3"><text:span text:style-name="T1">Data collection</text:span></text:p>
          <text:p text:style-name="P3"><text:span text:style-name="T1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5.5cm" svg:x2="10.5cm" svg:y2="6.4cm">
          <text:p/>
        </draw:line>
        <draw:custom-shape draw:style-name="gr14" draw:text-style-name="P3" draw:layer="layout" svg:width="6cm" svg:height="3.5cm" svg:x="7.5cm" svg:y="7.2cm">
          <text:p text:style-name="P3">Data Preprocession</text:p>
          <text:p text:style-name="P3"><text:span text:style-name="T1">as</text:span></text:p>
          <text:p text:style-name="P3"><text:span text:style-name="T1">a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5" draw:text-style-name="P3" draw:layer="layout" svg:width="5.7cm" svg:height="3.8cm" svg:x="14cm" svg:y="7cm">
          <text:p text:style-name="P3">Correlations Test</text:p>
          <text:p text:style-name="P3"><text:span text:style-name="T1">Environmental </text:span></text:p>
          <text:p text:style-name="P3"><text:span text:style-name="T1">Parameters</text:span></text:p>
        </draw:ellipse>
        <draw:ellipse draw:style-name="gr15" draw:text-style-name="P3" draw:layer="layout" svg:width="5.7cm" svg:height="3.8cm" svg:x="1.3cm" svg:y="7cm">
          <text:p text:style-name="P3">Correlations Test</text:p>
          <text:p text:style-name="P3"><text:span text:style-name="T1">Maximal</text:span></text:p>
          <text:p text:style-name="P3"><text:span text:style-name="T1">Growth Height</text:span></text:p>
        </draw:ellipse>
        <draw:line draw:style-name="gr12" draw:text-style-name="P1" draw:layer="layout" svg:x1="13.2cm" svg:y1="9cm" svg:x2="14.4cm" svg:y2="9cm">
          <text:p/>
        </draw:line>
        <draw:line draw:style-name="gr12" draw:text-style-name="P1" draw:layer="layout" svg:x1="7.7cm" svg:y1="9cm" svg:x2="6.5cm" svg:y2="9cm">
          <text:p/>
        </draw:line>
        <draw:custom-shape draw:style-name="gr14" draw:text-style-name="P3" draw:layer="layout" svg:width="6cm" svg:height="3.5cm" svg:x="7.5cm" svg:y="13.3cm">
          <text:p text:style-name="P3">Multi Variant Statisics</text:p>
          <text:p text:style-name="P3"><text:span text:style-name="T1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3.3cm">
          <text:p text:style-name="P3">Indicator Species</text:p>
          <text:p text:style-name="P3"><text:span text:style-name="T1">Significant Indickators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3.3cm">
          <text:p text:style-name="P3">Generall Statisics</text:p>
          <text:p text:style-name="P3"><text:span text:style-name="T1">Overall total coverage </text:span></text:p>
          <text:p text:style-name="P3"><text:span text:style-name="T1">and </text:span></text:p>
          <text:p text:style-name="P3"><text:span text:style-name="T1">occuriance on plots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6.8cm" svg:y1="17.5cm" svg:x2="16.8cm" svg:y2="18.5cm">
          <text:p/>
        </draw:line>
        <draw:line draw:style-name="gr12" draw:text-style-name="P1" draw:layer="layout" svg:x1="10.5cm" svg:y1="17.5cm" svg:x2="10.5cm" svg:y2="18.5cm">
          <text:p/>
        </draw:line>
        <draw:line draw:style-name="gr12" draw:text-style-name="P1" draw:layer="layout" svg:x1="4.2cm" svg:y1="17.5cm" svg:x2="4.2cm" svg:y2="18.5cm">
          <text:p/>
        </draw:line>
        <draw:line draw:style-name="gr12" draw:text-style-name="P1" draw:layer="layout" svg:x1="17cm" svg:y1="11.5cm" svg:x2="17cm" svg:y2="12.5cm">
          <text:p/>
        </draw:line>
        <draw:line draw:style-name="gr12" draw:text-style-name="P1" draw:layer="layout" svg:x1="10.5cm" svg:y1="11.5cm" svg:x2="10.5cm" svg:y2="12.5cm">
          <text:p/>
        </draw:line>
        <draw:line draw:style-name="gr12" draw:text-style-name="P1" draw:layer="layout" svg:x1="4.2cm" svg:y1="11.5cm" svg:x2="4.2cm" svg:y2="12.5cm">
          <text:p/>
        </draw:line>
        <draw:custom-shape draw:style-name="gr14" draw:text-style-name="P3" draw:layer="layout" svg:width="6cm" svg:height="3.5cm" svg:x="7.5cm" svg:y="19.2cm">
          <text:p text:style-name="P3">Multi Variant Statisics</text:p>
          <text:p text:style-name="P3"><text:span text:style-name="T1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3.8cm" svg:y="19.2cm">
          <text:p text:style-name="P3">Indicator Species</text:p>
          <text:p text:style-name="P3"><text:span text:style-name="T1">Significant Indickators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cm" svg:height="3.5cm" svg:x="1.2cm" svg:y="19.2cm">
          <text:p text:style-name="P3">Generall Statisics</text:p>
          <text:p text:style-name="P3"><text:span text:style-name="T1">Describtive</text:span></text:p>
          <text:p text:style-name="P3"><text:span text:style-name="T1">Overall total coverage and </text:span></text:p>
          <text:p text:style-name="P3"><text:span text:style-name="T1">occuriance on plots</text:span></text:p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8cm" svg:height="2cm" svg:x="1.501cm" svg:y="26.201cm">
          <text:p text:style-name="P3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01cm" svg:y1="23.701cm" svg:x2="4.101cm" svg:y2="25.201cm">
          <text:p/>
        </draw:line>
        <draw:line draw:style-name="gr12" draw:text-style-name="P1" draw:layer="layout" svg:x1="10.501cm" svg:y1="23.701cm" svg:x2="10.501cm" svg:y2="25.201cm">
          <text:p/>
        </draw:line>
        <draw:line draw:style-name="gr12" draw:text-style-name="P1" draw:layer="layout" svg:x1="16.801cm" svg:y1="23.601cm" svg:x2="16.801cm" svg:y2="25.101cm">
          <text:p/>
        </draw:line>
      </draw:page>
      <draw:page draw:name="page3" draw:style-name="dp1" draw:master-page-name="Standard">
        <draw:custom-shape draw:style-name="gr14" draw:text-style-name="P1" draw:layer="layout" svg:width="5.1cm" svg:height="2.4cm" svg:x="8cm" svg:y="2.2cm">
          <text:p text:style-name="P1">Fieldwork</text:p>
          <text:p text:style-name="P1"><text:span text:style-name="T2">Data Assesment</text:span></text:p>
          <text:p text:style-name="P1"><text:span text:style-name="T2">Nesten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8cm" svg:y="5.6cm">
          <text:p text:style-name="P1">Data Preprocessing</text:p>
          <text:p text:style-name="P1"><text:span text:style-name="T2">Generate Privot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8cm" svg:y="9.2cm">
          <text:p text:style-name="P1">Data Cleaning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14.2cm" svg:y="13cm">
          <text:p text:style-name="P1">Multi Variant Statistcs</text:p>
          <text:p text:style-name="P1"><text:span text:style-name="T2">Data Assesment</text:span></text:p>
          <text:p text:style-name="P1"><text:span text:style-name="T2">Nesten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7.9cm" svg:y="13cm">
          <text:p text:style-name="P1">Prearranged Cluster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1.5cm" svg:y="13.1cm">
          <text:p text:style-name="P1">General Statistcs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7.9cm" svg:y="16.5cm">
          <text:p text:style-name="P1">Indicator Species Test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7.9cm" svg:y="19.6cm">
          <text:p text:style-name="P1">Result</text:p>
          <text:p text:style-name="P1"><text:span text:style-name="T3">Indicator Species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8.001cm" svg:y="9.201cm">
          <text:p text:style-name="P1">Data Cleaning</text:p>
          <text:p text:style-name="P1"><text:span text:style-name="T2">Generate Datasets without dominant Spe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14cm" svg:y="16.5cm">
          <text:p text:style-name="P1">Arranged Tables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14cm" svg:y="19.7cm">
          <text:p text:style-name="P1">Result</text:p>
          <text:p text:style-name="P1"><text:span text:style-name="T3">Distribution of moos compositions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.1cm" svg:height="2.4cm" svg:x="1.6cm" svg:y="19.7cm">
          <text:p text:style-name="P1">Result</text:p>
          <text:p text:style-name="P1"><text:span text:style-name="T3">Distribution of moos compositions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custom-shape draw:style-name="gr14" draw:text-style-name="P1" draw:layer="layout" svg:width="5cm" svg:height="3.2cm" svg:x="8cm" svg:y="2cm">
          <text:p text:style-name="P1">Fieldwork</text:p>
          <text:p text:style-name="P1"><text:span text:style-name="T1">Data Collection with 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8.1cm" svg:y="7.3cm">
          <text:p text:style-name="P1">Data Preprocessing</text:p>
          <text:p text:style-name="P1"><text:span text:style-name="T1">Generate several Datasets in Privot format</text:span></text:p>
          <text:p text:style-name="P1"><text:span text:style-name="T1">Generate Datasets without dominant Spe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6cm" svg:y1="5.4cm" svg:x2="10.6cm" svg:y2="6.9cm">
          <text:p/>
        </draw:line>
        <draw:line draw:style-name="gr12" draw:text-style-name="P1" draw:layer="layout" svg:x1="7.8cm" svg:y1="10.7cm" svg:x2="5.7cm" svg:y2="12.4cm">
          <text:p/>
        </draw:line>
        <draw:line draw:style-name="gr12" draw:text-style-name="P1" draw:layer="layout" svg:x1="13.3cm" svg:y1="10.7cm" svg:x2="15.4cm" svg:y2="12.422cm">
          <text:p/>
        </draw:line>
        <draw:line draw:style-name="gr12" draw:text-style-name="P1" draw:layer="layout" svg:x1="10.5cm" svg:y1="10.8cm" svg:x2="10.5cm" svg:y2="12.3cm">
          <text:p/>
        </draw:line>
        <draw:custom-shape draw:style-name="gr14" draw:text-style-name="P1" draw:layer="layout" svg:width="5cm" svg:height="3.2cm" svg:x="1.6cm" svg:y="13cm">
          <text:p text:style-name="P1">General Descriptiv Statistics</text:p>
          <text:p text:style-name="P1"><text:span text:style-name="T1">Total Coverage and Occuiance of </text:span></text:p>
          <text:p text:style-name="P1"><text:span text:style-name="T1">Species on main and sub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8.1cm" svg:y="13cm">
          <text:p text:style-name="P1">Indicator Species Test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14.7cm" svg:y="13.1cm">
          <text:p text:style-name="P1">Multi Vriant Statistics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8cm" svg:height="2cm" svg:x="1.5cm" svg:y="26.2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0.5cm" svg:y1="18.7cm" svg:x2="10.5cm" svg:y2="20.2cm">
          <text:p/>
        </draw:line>
        <draw:custom-shape draw:style-name="gr14" draw:text-style-name="P1" draw:layer="layout" svg:width="5cm" svg:height="3.2cm" svg:x="8.1cm" svg:y="20.9cm">
          <text:p text:style-name="P1">Result</text:p>
          <text:p text:style-name="P1">Indicator Species 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4.1cm" svg:y1="18.7cm" svg:x2="4.1cm" svg:y2="20.2cm">
          <text:p/>
        </draw:line>
        <draw:custom-shape draw:style-name="gr14" draw:text-style-name="P1" draw:layer="layout" svg:width="5cm" svg:height="3.2cm" svg:x="1.7cm" svg:y="20.9cm">
          <text:p text:style-name="P1"><text:span text:style-name="T1">Result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14.6cm" svg:y="20.9cm">
          <text:p text:style-name="P1">Result for Distribution of </text:p>
          <text:p text:style-name="P1">moos species composition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5cm" svg:height="3.2cm" svg:x="14.6cm" svg:y="16.8cm">
          <text:p text:style-name="P1">Arranged Species tables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9cm" svg:y1="8.3cm" svg:x2="16.4cm" svg:y2="8.3cm">
          <text:p/>
        </draw:line>
        <draw:ellipse draw:style-name="gr15" draw:text-style-name="P1" draw:layer="layout" svg:width="3.3cm" svg:height="2cm" svg:x="16.5cm" svg:y="7.3cm">
          <text:p text:style-name="P1">Correlation Test</text:p>
        </draw:ellipse>
        <draw:ellipse draw:style-name="gr15" draw:text-style-name="P1" draw:layer="layout" svg:width="3.3cm" svg:height="2cm" svg:x="1cm" svg:y="7.7cm">
          <text:p text:style-name="P1">Epipyt Growth Height </text:p>
          <text:p text:style-name="P1">Analysis</text:p>
        </draw:ellipse>
        <draw:line draw:style-name="gr12" draw:text-style-name="P1" draw:layer="layout" svg:x1="4.1cm" svg:y1="24.4cm" svg:x2="4.1cm" svg:y2="25.9cm">
          <text:p/>
        </draw:line>
        <draw:line draw:style-name="gr12" draw:text-style-name="P1" draw:layer="layout" svg:x1="10.6cm" svg:y1="24.4cm" svg:x2="10.6cm" svg:y2="25.9cm">
          <text:p/>
        </draw:line>
        <draw:line draw:style-name="gr12" draw:text-style-name="P1" draw:layer="layout" svg:x1="4.1cm" svg:y1="24.4cm" svg:x2="4.1cm" svg:y2="25.9cm">
          <text:p/>
        </draw:line>
        <draw:line draw:style-name="gr12" draw:text-style-name="P1" draw:layer="layout" svg:x1="17.1cm" svg:y1="24.4cm" svg:x2="17.1cm" svg:y2="25.9cm">
          <text:p/>
        </draw:line>
        <draw:line draw:style-name="gr12" draw:text-style-name="P1" draw:layer="layout" svg:x1="17.1cm" svg:y1="19.2cm" svg:x2="17.1cm" svg:y2="20.7cm">
          <text:p/>
        </draw:line>
        <draw:line draw:style-name="gr12" draw:text-style-name="P1" draw:layer="layout" svg:x1="17.1cm" svg:y1="15.3cm" svg:x2="17.1cm" svg:y2="16.8cm">
          <text:p/>
        </draw:line>
      </draw:page>
      <draw:page draw:name="page5" draw:style-name="dp1" draw:master-page-name="Standard">
        <draw:rect draw:style-name="gr1" draw:text-style-name="P1" draw:layer="layout" svg:width="16.3cm" svg:height="15.4cm" svg:x="2.4cm" svg:y="7.8cm">
          <text:p/>
        </draw:rect>
        <draw:custom-shape draw:style-name="gr16" draw:text-style-name="P1" draw:layer="layout" svg:width="13cm" svg:height="13cm" svg:x="4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15.8cm" svg:x2="10.7cm" svg:y2="9.2cm">
          <text:p/>
        </draw:line>
        <draw:frame draw:style-name="gr8" draw:text-style-name="P2" draw:layer="layout" svg:width="4.4cm" svg:height="3.099cm" svg:x="10.5cm" svg:y="11.8cm">
          <draw:text-box>
            <text:p text:style-name="P2">r=10m</text:p>
          </draw:text-box>
        </draw:frame>
        <draw:custom-shape draw:style-name="gr17" draw:text-style-name="P1" draw:layer="layout" svg:width="1.6cm" svg:height="1.6cm" svg:x="7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6cm" svg:height="1.6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draw:layer="layout" svg:width="2.299cm" svg:height="4.699cm" svg:x="12.8cm" svg:y="10.7cm" svg:viewBox="0 0 2300 4700" draw:points="958,600 2300,1600 2300,2700 1629,4700 1533,3800 1917,2500 383,1000 0,0 1054,700 1150,700">
          <text:p/>
        </draw:polyline>
        <draw:polygon draw:style-name="gr20" draw:text-style-name="P1" draw:layer="layout" svg:width="3.699cm" svg:height="4.099cm" svg:x="5.8cm" svg:y="17cm" svg:viewBox="0 0 3700 4100" draw:points="600,0 2500,700 3700,2500 3600,4100 3100,3500 2900,2200 2200,1000 0,100 700,0">
          <text:p/>
        </draw:polygon>
        <draw:frame draw:style-name="gr13" draw:text-style-name="P2" draw:layer="layout" svg:width="6.9cm" svg:height="3.811cm" svg:x="13.2cm" svg:y="17.589cm">
          <draw:text-box>
            <text:p text:style-name="P2">Subplot </text:p>
            <text:p text:style-name="P2">EP2 - Beech</text:p>
          </draw:text-box>
        </draw:frame>
        <draw:frame draw:style-name="gr13" draw:text-style-name="P2" draw:layer="layout" svg:width="6.9cm" svg:height="3.811cm" svg:x="4.9cm" svg:y="12.289cm">
          <draw:text-box>
            <text:p text:style-name="P2">Subplot </text:p>
            <text:p text:style-name="P2">EP1 - Oak</text:p>
          </draw:text-box>
        </draw:frame>
        <draw:frame draw:style-name="gr13" draw:text-style-name="P2" draw:layer="layout" svg:width="6.9cm" svg:height="3.811cm" svg:x="10.2cm" svg:y="16.4cm">
          <draw:text-box>
            <text:p text:style-name="P2">Subplot </text:p>
            <text:p text:style-name="P2">DW</text:p>
          </draw:text-box>
        </draw:frame>
        <draw:line draw:style-name="gr12" draw:text-style-name="P1" draw:layer="layout" svg:x1="12.1cm" svg:y1="16.3cm" svg:x2="14cm" svg:y2="13.3cm">
          <text:p/>
        </draw:line>
        <draw:line draw:style-name="gr12" draw:text-style-name="P1" draw:layer="layout" svg:x1="10.1cm" svg:y1="17.6cm" svg:x2="9.2cm" svg:y2="18.3cm">
          <text:p/>
        </draw:line>
        <draw:frame draw:style-name="gr13" draw:text-style-name="P2" draw:layer="layout" svg:width="6.9cm" svg:height="3.811cm" svg:x="15.5cm" svg:y="21.189cm">
          <draw:text-box>
            <text:p text:style-name="P2">Mainplot</text:p>
          </draw:text-box>
        </draw:frame>
        <draw:line draw:style-name="gr12" draw:text-style-name="P1" draw:layer="layout" svg:x1="15.5cm" svg:y1="21.6cm" svg:x2="14.6cm" svg:y2="21cm">
          <text:p/>
        </draw:line>
      </draw:page>
      <draw:page draw:name="page6" draw:style-name="dp1" draw:master-page-name="Standard">
        <draw:rect draw:style-name="gr1" draw:text-style-name="P1" draw:layer="layout" svg:width="16.3cm" svg:height="15.4cm" svg:x="2.4cm" svg:y="7.8cm">
          <text:p/>
        </draw:rect>
        <draw:custom-shape draw:style-name="gr16" draw:text-style-name="P1" draw:layer="layout" svg:width="13cm" svg:height="13cm" svg:x="4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15.8cm" svg:x2="10.7cm" svg:y2="9.2cm">
          <text:p/>
        </draw:line>
        <draw:frame draw:style-name="gr8" draw:text-style-name="P2" draw:layer="layout" svg:width="4.4cm" svg:height="3.099cm" svg:x="10.5cm" svg:y="11.8cm">
          <draw:text-box>
            <text:p text:style-name="P2">r=10m</text:p>
          </draw:text-box>
        </draw:frame>
        <draw:custom-shape draw:style-name="gr17" draw:text-style-name="P1" draw:layer="layout" svg:width="1.6cm" svg:height="1.6cm" svg:x="7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6cm" svg:height="1.6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draw:layer="layout" svg:width="2.299cm" svg:height="4.699cm" svg:x="12.8cm" svg:y="10.7cm" svg:viewBox="0 0 2300 4700" draw:points="958,600 2300,1600 2300,2700 1629,4700 1533,3800 1917,2500 383,1000 0,0 1054,700 1150,700">
          <text:p/>
        </draw:polyline>
        <draw:polygon draw:style-name="gr20" draw:text-style-name="P1" draw:layer="layout" svg:width="3.699cm" svg:height="4.099cm" svg:x="5.8cm" svg:y="17cm" svg:viewBox="0 0 3700 4100" draw:points="600,0 2500,700 3700,2500 3600,4100 3100,3500 2900,2200 2200,1000 0,100 700,0">
          <text:p/>
        </draw:polygon>
        <draw:frame draw:style-name="gr13" draw:text-style-name="P2" draw:layer="layout" svg:width="6.9cm" svg:height="3.811cm" svg:x="4.9cm" svg:y="12.289cm">
          <draw:text-box>
            <text:p text:style-name="P2">Subplot </text:p>
            <text:p text:style-name="P2">EP1 - Oak</text:p>
          </draw:text-box>
        </draw:frame>
        <draw:frame draw:style-name="gr13" draw:text-style-name="P2" draw:layer="layout" svg:width="6.9cm" svg:height="3.811cm" svg:x="10.2cm" svg:y="16.4cm">
          <draw:text-box>
            <text:p text:style-name="P2">Subplot </text:p>
            <text:p text:style-name="P2">DW</text:p>
          </draw:text-box>
        </draw:frame>
        <draw:line draw:style-name="gr12" draw:text-style-name="P1" draw:layer="layout" svg:x1="12.1cm" svg:y1="16.3cm" svg:x2="14cm" svg:y2="13.3cm">
          <text:p/>
        </draw:line>
        <draw:line draw:style-name="gr12" draw:text-style-name="P1" draw:layer="layout" svg:x1="10.1cm" svg:y1="17.6cm" svg:x2="9.2cm" svg:y2="18.3cm">
          <text:p/>
        </draw:line>
        <draw:line draw:style-name="gr12" draw:text-style-name="P1" draw:layer="layout" svg:x1="10.8cm" svg:y1="20.3cm" svg:x2="11.3cm" svg:y2="19.7cm">
          <text:p/>
        </draw:line>
        <draw:frame draw:style-name="gr13" draw:text-style-name="P2" draw:layer="layout" svg:width="6.9cm" svg:height="3.811cm" svg:x="13.2cm" svg:y="17.59cm">
          <draw:text-box>
            <text:p text:style-name="P2">Subplot </text:p>
            <text:p text:style-name="P2">EP2 - Beech</text:p>
          </draw:text-box>
        </draw:frame>
        <draw:frame draw:style-name="gr13" draw:text-style-name="P2" draw:layer="layout" svg:width="6.9cm" svg:height="3.811cm" svg:x="10.3cm" svg:y="20.389cm">
          <draw:text-box>
            <text:p text:style-name="P2">Subplot </text:p>
            <text:p text:style-name="P2">SL</text:p>
          </draw:text-box>
        </draw:frame>
        <draw:polygon draw:style-name="gr21" draw:text-style-name="P1" draw:layer="layout" svg:width="1.899cm" svg:height="1.199cm" svg:x="10.8cm" svg:y="18.2cm" svg:viewBox="0 0 1900 1200" draw:points="0,400 700,100 1000,0 1700,200 1900,700 1400,1200 700,1200 200,1000">
          <text:p/>
        </draw:polygon>
      </draw:page>
      <draw:page draw:name="page7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2:42:44.88</meta:creation-date>
    <dc:date>2020-03-31T20:38:28.36</dc:date>
    <meta:editing-duration>PT2H46M15S</meta:editing-duration>
    <meta:editing-cycles>5</meta:editing-cycles>
    <meta:generator>OpenOffice/4.1.3$Win32 OpenOffice.org_project/413m1$Build-9783</meta:generator>
    <meta:document-statistic meta:object-count="115"/>
  </office:meta>
</office:document-meta>
</file>